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FontTable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FontTable.writeRtf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FontTable.RtfFontTable( RtfHeader h , Writer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